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Location</text:p>
          </table:table-cell>
          <table:table-cell office:value-type="string">
            <text:p>Product</text:p>
          </table:table-cell>
          <table:table-cell office:value-type="string">
            <text:p>Amount </text:p>
          </table:table-cell>
          <table:table-cell office:value-type="string">
            <text:p>Delivery</text:p>
          </table:table-cell>
        </table:table-row>
        <table:table-row table:style-name="ro1">
          <table:table-cell office:value-type="string">
            <text:p>Ricky Ross</text:p>
          </table:table-cell>
          <table:table-cell office:value-type="string">
            <text:p>Los Angeles</text:p>
          </table:table-cell>
          <table:table-cell office:value-type="string">
            <text:p>Mama Coca</text:p>
          </table:table-cell>
          <table:table-cell office:value-type="string">
            <text:p>20kg</text:p>
          </table:table-cell>
          <table:table-cell office:value-type="string">
            <text:p>Monthly</text:p>
          </table:table-cell>
        </table:table-row>
        <table:table-row table:style-name="ro1">
          <table:table-cell office:value-type="string">
            <text:p>Frank Lucas</text:p>
          </table:table-cell>
          <table:table-cell office:value-type="string">
            <text:p>New York, USA</text:p>
          </table:table-cell>
          <table:table-cell office:value-type="string">
            <text:p>Ferry Dust</text:p>
          </table:table-cell>
          <table:table-cell office:value-type="string">
            <text:p>15kg</text:p>
          </table:table-cell>
          <table:table-cell office:value-type="string">
            <text:p>Quarterly </text:p>
          </table:table-cell>
        </table:table-row>
        <table:table-row table:style-name="ro1">
          <table:table-cell office:value-type="string">
            <text:p>Chris Coke</text:p>
          </table:table-cell>
          <table:table-cell office:value-type="string">
            <text:p>Kingston Jamaica</text:p>
          </table:table-cell>
          <table:table-cell office:value-type="string">
            <text:p>Coke</text:p>
          </table:table-cell>
          <table:table-cell office:value-type="string">
            <text:p>20kg</text:p>
          </table:table-cell>
          <table:table-cell office:value-type="string">
            <text:p>Monthly</text:p>
          </table:table-cell>
        </table:table-row>
        <table:table-row table:style-name="ro1">
          <table:table-cell office:value-type="string">
            <text:p>Steve Kowhai</text:p>
          </table:table-cell>
          <table:table-cell office:value-type="string">
            <text:p>Wellington, New Zealand</text:p>
          </table:table-cell>
          <table:table-cell office:value-type="string">
            <text:p>Crank</text:p>
          </table:table-cell>
          <table:table-cell office:value-type="string">
            <text:p>15kg</text:p>
          </table:table-cell>
          <table:table-cell office:value-type="string">
            <text:p>Monthly</text:p>
          </table:table-cell>
        </table:table-row>
        <table:table-row table:style-name="ro1">
          <table:table-cell office:value-type="string">
            <text:p>Don Cholito</text:p>
          </table:table-cell>
          <table:table-cell office:value-type="string">
            <text:p>Puerto Rico</text:p>
          </table:table-cell>
          <table:table-cell office:value-type="string">
            <text:p>Snow</text:p>
          </table:table-cell>
          <table:table-cell office:value-type="string">
            <text:p>25kg</text:p>
          </table:table-cell>
          <table:table-cell office:value-type="string">
            <text:p>Quarterly </text:p>
          </table:table-cell>
        </table:table-row>
        <table:table-row table:style-name="ro1">
          <table:table-cell office:value-type="string">
            <text:p>Manuel Noriega</text:p>
          </table:table-cell>
          <table:table-cell office:value-type="string">
            <text:p>Panama</text:p>
          </table:table-cell>
          <table:table-cell office:value-type="string">
            <text:p>Smack</text:p>
          </table:table-cell>
          <table:table-cell office:value-type="string">
            <text:p>15kg</text:p>
          </table:table-cell>
          <table:table-cell office:value-type="string">
            <text:p>Monthly</text:p>
          </table:table-cell>
        </table:table-row>
        <table:table-row table:style-name="ro1">
          <table:table-cell office:value-type="string">
            <text:p>Joaquin Guzman</text:p>
          </table:table-cell>
          <table:table-cell office:value-type="string">
            <text:p>Guadalajara, Mexico</text:p>
          </table:table-cell>
          <table:table-cell office:value-type="string">
            <text:p>China White</text:p>
          </table:table-cell>
          <table:table-cell office:value-type="string">
            <text:p>15kg</text:p>
          </table:table-cell>
          <table:table-cell office:value-type="string">
            <text:p>Monthly</text:p>
          </table:table-cell>
        </table:table-row>
        <table:table-row table:style-name="ro1">
          <table:table-cell office:value-type="string">
            <text:p>Leroy Barnes</text:p>
          </table:table-cell>
          <table:table-cell office:value-type="string">
            <text:p>New York, USA</text:p>
          </table:table-cell>
          <table:table-cell office:value-type="string">
            <text:p>Load pack</text:p>
          </table:table-cell>
          <table:table-cell office:value-type="string">
            <text:p>15kg</text:p>
          </table:table-cell>
          <table:table-cell office:value-type="string">
            <text:p>Quarterly </text:p>
          </table:table-cell>
        </table:table-row>
        <table:table-row table:style-name="ro1">
          <table:table-cell office:value-type="string">
            <text:p>AL Capone</text:p>
          </table:table-cell>
          <table:table-cell office:value-type="string">
            <text:p>Siciliy, Italy</text:p>
          </table:table-cell>
          <table:table-cell office:value-type="string">
            <text:p>Silly putty</text:p>
          </table:table-cell>
          <table:table-cell office:value-type="string">
            <text:p>25kg</text:p>
          </table:table-cell>
          <table:table-cell office:value-type="string">
            <text:p>Monthly</text:p>
          </table:table-cell>
        </table:table-row>
        <table:table-row table:style-name="ro1">
          <table:table-cell office:value-type="string">
            <text:p>Jane Esteban</text:p>
          </table:table-cell>
          <table:table-cell office:value-type="string">
            <text:p>Brisbane, Austraila</text:p>
          </table:table-cell>
          <table:table-cell office:value-type="string">
            <text:p>Uppers</text:p>
          </table:table-cell>
          <table:table-cell office:value-type="string">
            <text:p>1 gram</text:p>
          </table:table-cell>
          <table:table-cell office:value-type="string">
            <text:p>On demand</text:p>
          </table:table-cell>
        </table:table-row>
        <table:table-row table:style-name="ro1">
          <table:table-cell office:value-type="string">
            <text:p>Pablo Esocbar</text:p>
          </table:table-cell>
          <table:table-cell office:value-type="string">
            <text:p>Colombia</text:p>
          </table:table-cell>
          <table:table-cell office:value-type="string">
            <text:p>White horse</text:p>
          </table:table-cell>
          <table:table-cell office:value-type="string">
            <text:p>15kg</text:p>
          </table:table-cell>
          <table:table-cell office:value-type="string">
            <text:p>Quarterly </text:p>
          </table:table-cell>
        </table:table-row>
        <table:table-row table:style-name="ro1">
          <table:table-cell office:value-type="string">
            <text:p>Franz Sanchez</text:p>
          </table:table-cell>
          <table:table-cell office:value-type="string">
            <text:p>Isthmus City</text:p>
          </table:table-cell>
          <table:table-cell office:value-type="string">
            <text:p>Mary Jane</text:p>
          </table:table-cell>
          <table:table-cell office:value-type="string">
            <text:p>20kg</text:p>
          </table:table-cell>
          <table:table-cell office:value-type="string">
            <text:p>Quarterly </text:p>
          </table:table-cell>
        </table:table-row>
        <table:table-row table:style-name="ro2">
          <table:table-cell office:value-type="string">
            <text:p>Jake Heke</text:p>
          </table:table-cell>
          <table:table-cell office:value-type="string">
            <text:p>Auckland</text:p>
          </table:table-cell>
          <table:table-cell office:value-type="string">
            <text:p>Tweak</text:p>
          </table:table-cell>
          <table:table-cell office:value-type="string">
            <text:p>10kg</text:p>
          </table:table-cell>
          <table:table-cell office:value-type="string">
            <text:p>Monthly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/01/2019</text:date>, <text:time>14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F</meta:initial-creator>
    <meta:creation-date>2019-01-29T06:25:35.65</meta:creation-date>
    <meta:generator>OpenOffice/4.1.6$Win32 OpenOffice.org_project/416m1$Build-9790</meta:generator>
    <dc:date>2019-01-29T14:02:47.14</dc:date>
    <dc:creator>J F</dc:creator>
    <meta:editing-duration>PT12M27S</meta:editing-duration>
    <meta:editing-cycles>2</meta:editing-cycles>
    <meta:document-statistic meta:table-count="3" meta:cell-count="70" meta:object-count="0"/>
  </office:meta>
</office:document-meta>
</file>